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8_10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Clara Pesoa; Esther Marks; David Pesoa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Funeral oration/</text:p>
      <text:p text:style-name="P2">Friends!/</text:p>
      <text:p text:style-name="P3">It scarcely becomes me to speak on this mournful occasion. <text:s/>The Sages of our/ people, who understood human nature well have said, that just as the/ jaundiced eyes of malevolence are apt to see in our neighbor's character ble-/-mishes which do not exist, so will affection magnify homely qualities/ into extraordinary excellencies. <text:s/>She who died was near to me, not by a/ merely accidental relationship, but by that affinity of sentiments which/ binds the mortals with indissoluble ties. <text:s/>She loved those for whom my/ soul yearns. <text:s/>Might not the words I shall utter be considered as drawn/ from partiality, rather man from the fountain of truth? <text:s/>Ought I to gratify/ myself and kindred by a panegyric, which you believe the subject eulogised does not/ warrant? <text:s/>Dear hearers! <text:s/>If you feared that I might thrust my per-/-sonal feelings on your unprejudiced minds, be reassured. <text:s/>Nothing will I/ say, which any of you would not pronounce, had he been expected publicly/ to pay a tribute of respect to the memory of this Jewess. <text:s/>Could that alle-/-viate, in the slightest degree, the anguish of an all-bereft daughter, the sorrow/ of an only surviving sister, whose hoary head bends under celestial inflictions,/ and the grief of devotedly attached relatives, you would, I am certain, attend/ to the words and accord them your approval./</text:p>
      <text:p text:style-name="P3">That Clara Pesoa was filially[sic!] dutiful, I learnt long before circumstances/ had brought me into close contact with her family. <text:s/>It formed/</text:p>
      <text:p text:style-name="P3"/>
      <text:p text:style-name="P3">[Page 2]</text:p>
      <text:p text:style-name="P3"><text:soft-page-break/>the <text:span text:style-name="T2">subject</text:span><text:span text:style-name="T3"> theme of praise with many, who remembered how the/ unwearied exertions </text:span><text:span text:style-name="T2">of</text:span><text:span text:style-name="T3"> and earnest solicit</text:span><text:span text:style-name="T2">[?]</text:span><text:span text:style-name="T3"> of four daughters, lengthened/ the </text:span><text:span text:style-name="T2">days</text:span><text:span text:style-name="T3"> existence of the aged and much esteemed Esther Marks. <text:s/>As a wife, the house/ of Israel may boast of </text:span><text:span text:style-name="T2">many</text:span><text:span text:style-name="T3"> others equally faithful, but no husband/ was ever blessed with a help-mate more concerned about his/ interest</text:span><text:span text:style-name="T2">s</text:span><text:span text:style-name="T3">, more capable of securing his advantage</text:span><text:span text:style-name="T2">s</text:span><text:span text:style-name="T3">, of promoting his/ comfort and his happiness; more ready to counsel the observance of/ religious practices and the discharge of social </text:span><text:span text:style-name="T2">duties</text:span><text:span text:style-name="T3"> obligations than/ the late David Pesoa. <text:s/>Verily: the life which has now become totally/ extinguished, began to languish upon the dismal night that the com-/-panion of its youthful years left the earth. <text:s/>With the scriptural/ sentence our widowed </text:span><text:span text:style-name="T2">sister in faith</text:span><text:span text:style-name="T3"> friend might have exclaimed "My days are past,/ my purposes are broken off, even the cherished thoughts of my heart."/ <text:s/>Yet one thought </text:span><text:span text:style-name="T2">sustained</text:span><text:span text:style-name="T3"> upheld her steps that they might not forthwith slide/ into the grave. <text:s/>The eager wish to </text:span><text:span text:style-name="T2">labor</text:span><text:span text:style-name="T3"> provide for the future of her Josephine./ <text:s/>How she did struggle and labor for eight years amidst </text:span><text:span text:style-name="T2">discouraging</text:span><text:span text:style-name="T3"> untoward circumstances,/ is known to hundreds who saw her in the busy marts, or in anxious attendance/ at her store. <text:s/>But what every one may have not been able to/ ascertain, and what I assert without fearing contradiction is that/ a righteous mete-yard was her measure. <text:s/>None of that chicane/ and suffling and prevaricating which so debases trade, would/ she resort to that her stock might swell./</text:span></text:p>
      <text:p text:style-name="P3"><text:span text:style-name="T3"/></text:p>
      <text:p text:style-name="P3"><text:span text:style-name="T3">[Page 3]</text:span></text:p>
      <text:p text:style-name="P3"><text:span text:style-name="T3">With uprightness she girded her loins; industry encircled her around./ <text:s/>But delightful as it must be to the survivors to contemplate a character/ so spotless; soothing us </text:span><text:span text:style-name="T2">it</text:span><text:span text:style-name="T3"> the idea must needs prove to their feelings,/ that the </text:span><text:span text:style-name="T2">dear</text:span><text:span text:style-name="T3"> beloved departed did not fail to do her full duty as a business/ woman, and that as a daughter, as a wife, as a mother, and as/ a sister she was </text:span><text:span text:style-name="T2">preminently</text:span><text:span text:style-name="T3"> unexceptionably good, </text:span><text:span text:style-name="T2">nevertheless</text:span><text:span text:style-name="T3"> still had Clara Pesoa/ </text:span><text:span text:style-name="T2">offered</text:span><text:span text:style-name="T3"> exhibited simply the virtues to which I made allusion, I might have/ chosen not to have detained you with their enumeration. <text:s/>For/ all considered, they must be dead to their natural instincts, and there-/-fore barely deserving of the name of human beings, who do not seek the/ welfare of their own children, and hide their eyes from the wants of/ their flesh and blood; while honesty of dealings may, </text:span><text:span text:style-name="T2">at times</text:span><text:span text:style-name="T3"> with some be/ dictated by policy rather than by higher principles. <text:s/>We/ may meet with </text:span><text:span text:style-name="T2">some</text:span><text:span text:style-name="T3"> individuals, who are all-tenderness in the family circle, all-/probity in their commercial </text:span><text:span text:style-name="T2">relations</text:span><text:span text:style-name="T3"> intercourse, yet, all-selfishness </text:span><text:span text:style-name="T2">beyond</text:span><text:span text:style-name="T3"> outside of/ those narrow bounds. <text:s/>"Charity begins at home," they will answer/ to your appeal for the cause of humanity and civilization. <text:s/>And/ with that </text:span><text:span text:style-name="T2">immoral</text:span><text:span text:style-name="T3"> sadly misapprehended maxim on their tongue, they will repel any/ solicitation on behalf of that world of creatures lying beyond their/ fire-sides. <text:s/>This dear Jewess "opened her mouth with wisdom,/ and the law of kindness was in her tongue." <text:s/>She did not/ exactly possess that acquirement, which people miscall wisdom,/</text:span></text:p>
      <text:p text:style-name="P3"><text:span text:style-name="T3"/></text:p>
      <text:p text:style-name="P3"><text:span text:style-name="T3">[Page 4]</text:span></text:p>
      <text:p text:style-name="P3"><text:span text:style-name="T3">that is, learning, but she endeavoured to apply the best means in her power/ to attain the best ends, which is practical wisdom. <text:s/>Thus/ she acted always not to benefit herself, but to be unto others a help/ in need. <text:s/>And when her physical strength equalled no more the energy/ of her will, and her earnings did not keep pace with her generous/ impulses, she </text:span><text:span text:style-name="T2">spoke</text:span><text:span text:style-name="T3"> gave words, such words as are prized by the indigent above temporal/ aid. <text:s/>"The law of kindness was in her tongue." <text:s/>Nature did/ not beguile the observer, when it moulded our friend. <text:s/>Her/ visage was in very deed the mirror of her soul. <text:s/>Those pleasing features,/ which in youth must have been comely, betokened a disposition/ overflowing with sympathy and goodness. <text:s/>If in the realms/ beyond our horizon there exists a division of ranks suiting the/ qualities of the mind, and the sentiments of the heart of the dwel-/-lers thereof, the spirit that has just taken thither its flight, will/ occupy among the latter a preeminent station. <text:s/>Enjoy the delights/ of heaven, blessed Clara and David Pesoa. <text:s/>They are the fruits of thy planting./ <text:s/>We in our ignorance mourn and weep. <text:s/>Oh! let a drop of that nectar/ of which thou drinkest to the full, enter our beings. <text:s/>It will inspire/ them with fortitude. <text:s/>It is will overspread them with </text:span><text:span text:style-name="T2">that</text:span><text:span text:style-name="T3"> a calmness,/ partaking of that </text:span><text:soft-page-break/><text:span text:style-name="T3">blissful tranquillity[sic!] in which thou art beatified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1T14:04:09.98</meta:creation-date>
    <meta:document-statistic meta:table-count="0" meta:image-count="0" meta:object-count="0" meta:page-count="4" meta:paragraph-count="71" meta:word-count="1169" meta:character-count="7351"/>
    <dc:date>2012-10-31T14:42:18.74</dc:date>
    <meta:editing-duration>PT2M58S</meta:editing-duration>
    <meta:editing-cycles>1</meta:editing-cycles>
    <meta:generator>OpenOffice.org/3.4.1$Win32 OpenOffice.org_project/341m1$Build-9593</meta:generator>
  </office:meta>
</office:document-meta>
</file>